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font-size="12pt" style:font-size-asian="12pt" style:font-size-complex="12pt"/>
    </style:style>
    <style:style style:name="P47" style:family="paragraph" style:parent-style-name="Text_20_body">
      <style:text-properties style:font-name="Baskerville Old Face1"/>
    </style:style>
    <style:style style:name="P48" style:family="paragraph" style:parent-style-name="Text_20_body">
      <style:text-properties style:font-name="Baskerville Old Face1" fo:font-size="12pt" style:font-size-asian="12pt" style:font-size-complex="12pt"/>
    </style:style>
    <style:style style:name="P49" style:family="paragraph" style:parent-style-name="Standard">
      <style:paragraph-properties fo:margin-left="0in" fo:margin-right="0in" fo:text-align="start" style:justify-single-word="false" fo:text-indent="0in" style:auto-text-indent="false"/>
      <style:text-properties style:font-name="Arial1"/>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5" style:family="paragraph" style:parent-style-name="Contents_20_Heading">
      <style:paragraph-properties fo:break-before="page"/>
    </style:style>
    <style:style style:name="P66" style:family="paragraph" style:parent-style-name="Preformatted_20_Text">
      <style:paragraph-properties fo:margin-top="0in" fo:margin-bottom="0.1965in"/>
    </style:style>
    <style:style style:name="P6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8"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1"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2" style:family="paragraph" style:parent-style-name="Table_20_Contents">
      <style:paragraph-properties fo:margin-left="0.0398in" fo:margin-right="-0.278in" fo:text-indent="-0.0098in" style:auto-text-indent="false" text:number-lines="false" text:line-number="0"/>
    </style:style>
    <style:style style:name="P7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5" style:family="paragraph" style:parent-style-name="Title">
      <style:text-properties style:font-name="Baskerville Old Face"/>
    </style:style>
    <style:style style:name="P76" style:family="paragraph" style:parent-style-name="Title">
      <style:text-properties style:font-name="Baskerville Old Face" fo:font-size="18pt" style:font-size-asian="18pt" style:font-size-complex="18pt"/>
    </style:style>
    <style:style style:name="P77" style:family="paragraph" style:parent-style-name="Title">
      <style:text-properties style:font-name="Baskerville Old Face" fo:font-size="24pt" style:font-size-asian="24pt" style:font-size-complex="24pt"/>
    </style:style>
    <style:style style:name="P78" style:family="paragraph" style:parent-style-name="Preformatted_20_Text">
      <style:text-properties style:font-name="Baskerville Old Face" fo:font-size="12pt" style:font-size-asian="12pt" style:font-size-complex="12pt"/>
    </style:style>
    <style:style style:name="P79" style:family="paragraph" style:parent-style-name="Preformatted_20_Text">
      <style:text-properties fo:color="#0000ff" style:font-name="Baskerville Old Face" fo:font-size="12pt" style:font-size-asian="12pt" style:font-size-complex="12pt"/>
    </style:style>
    <style:style style:name="P80"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1" style:family="paragraph" style:parent-style-name="Preformatted_20_Text">
      <style:text-properties fo:color="#0000ff" style:font-name="Lucida Console" fo:font-size="10pt" style:font-size-asian="12pt" style:font-size-complex="12pt"/>
    </style:style>
    <style:style style:name="P82"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4" style:family="paragraph" style:parent-style-name="Preformatted_20_Text">
      <style:text-properties fo:color="#111111" style:font-name="Baskerville Old Face" fo:font-size="12pt" style:font-size-asian="12pt" style:font-size-complex="12pt"/>
    </style:style>
    <style:style style:name="P8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6"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7" style:family="paragraph" style:parent-style-name="Preformatted_20_Text">
      <style:text-properties fo:color="#111111" style:font-name="Baskerville Old Face1" fo:font-size="12pt" style:font-size-asian="12pt" style:font-size-complex="12pt"/>
    </style:style>
    <style:style style:name="P88"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fo:color="#000000" style:font-name="Baskerville Old Face1" fo:font-size="12pt" style:font-size-asian="12pt" style:font-size-complex="12pt"/>
    </style:style>
    <style:style style:name="P91"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2"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size-complex="12pt"/>
    </style:style>
    <style:style style:name="P94"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5"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6"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7"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99" style:family="paragraph" style:parent-style-name="Preformatted_20_Text">
      <style:paragraph-properties fo:orphans="2" fo:widows="2"/>
      <style:text-properties style:font-name="Baskerville Old Face1" fo:font-size="12pt" style:font-size-asian="12pt" style:font-size-complex="12pt"/>
    </style:style>
    <style:style style:name="P10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2" style:family="paragraph" style:parent-style-name="ttBlue">
      <style:text-properties fo:color="#000000"/>
    </style:style>
    <style:style style:name="P103" style:family="paragraph" style:parent-style-name="Contents_20_2">
      <style:paragraph-properties>
        <style:tab-stops>
          <style:tab-stop style:position="6.7146in" style:type="right" style:leader-style="dotted" style:leader-text="."/>
        </style:tab-stops>
      </style:paragraph-properties>
    </style:style>
    <style:style style:name="P104" style:family="paragraph" style:parent-style-name="Contents_20_1">
      <style:paragraph-properties>
        <style:tab-stops>
          <style:tab-stop style:position="6.911in" style:type="right" style:leader-style="dotted" style:leader-text="."/>
        </style:tab-stops>
      </style:paragraph-properties>
    </style:style>
    <style:style style:name="P105" style:family="paragraph" style:parent-style-name="Text_20_body">
      <style:paragraph-properties fo:margin-top="0in" fo:margin-bottom="0in"/>
      <style:text-properties style:font-name="Baskerville Old Face1"/>
    </style:style>
    <style:style style:name="P106" style:family="paragraph" style:parent-style-name="Text_20_body">
      <style:paragraph-properties fo:margin-top="0in" fo:margin-bottom="0in"/>
      <style:text-properties style:font-name="Baskerville Old Face1" fo:font-size="12pt" style:font-size-asian="12pt" style:font-size-complex="12pt"/>
    </style:style>
    <style:style style:name="P10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8" style:family="paragraph" style:parent-style-name="Heading_20_1">
      <style:text-properties style:font-name="Baskerville Old Face" fo:font-size="14pt" style:font-size-asian="14pt" style:font-size-complex="14pt"/>
    </style:style>
    <style:style style:name="P10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0" style:family="paragraph" style:parent-style-name="Heading_20_1">
      <style:paragraph-properties fo:break-before="page"/>
      <style:text-properties style:font-name="Baskerville Old Face" fo:font-size="18pt" style:font-size-asian="18pt" style:font-size-complex="18pt"/>
    </style:style>
    <style:style style:name="P111" style:family="paragraph" style:parent-style-name="Heading_20_1">
      <style:paragraph-properties fo:break-before="page"/>
      <style:text-properties style:font-name="Baskerville Old Face" fo:font-size="14pt" style:font-size-asian="14pt" style:font-size-complex="14pt"/>
    </style:style>
    <style:style style:name="P112" style:family="paragraph" style:parent-style-name="Heading_20_2">
      <style:text-properties style:font-name="Baskerville Old Face"/>
    </style:style>
    <style:style style:name="P113" style:family="paragraph" style:parent-style-name="Heading_20_2">
      <style:text-properties style:font-name="Baskerville Old Face" fo:font-size="12pt" style:font-size-asian="12pt" style:font-size-complex="12pt"/>
    </style:style>
    <style:style style:name="P114" style:family="paragraph" style:parent-style-name="Heading_20_2">
      <style:text-properties style:font-name="Baskerville Old Face" fo:font-size="14pt" style:font-size-asian="14pt" style:font-size-complex="14pt"/>
    </style:style>
    <style:style style:name="P11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7" style:family="paragraph" style:parent-style-name="Preformatted_20_Text">
      <style:text-properties fo:color="#000000" style:font-name="Baskerville Old Face1" fo:font-size="12pt" fo:font-weight="normal" style:font-size-asian="12pt" style:font-size-complex="12pt"/>
    </style:style>
    <style:style style:name="P118" style:family="paragraph" style:parent-style-name="Text_20_body">
      <style:text-properties fo:color="#000000" style:font-name="Baskerville Old Face1" fo:font-size="12pt" fo:font-weight="normal"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26">uRProgramming</text:span><text:span text:style-name="T1"><text:line-break/><text:line-break/>By</text:span></text:p>
      <text:p text:style-name="P76"/>
      <text:p text:style-name="P77"><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5">Table of Contents</text:p>
          </text:index-title>
          <text:p text:style-name="P104"><text:s/>1 Introduction<text:tab/>4</text:p>
          <text:p text:style-name="P104"><text:s/>2 Environment Setup for R programming Developers<text:tab/>4</text:p>
          <text:p text:style-name="P103"><text:s/>2.1 <text:s/>Environment setup<text:tab/>4</text:p>
          <text:p text:style-name="P103"><text:s/>2.2 <text:s/>Using Version Control System<text:tab/>4</text:p>
          <text:p text:style-name="P103"><text:s/>2.3 Using IDE to develop R scripts<text:tab/>4</text:p>
          <text:p text:style-name="P103"><text:s/>2.4 Writing functions<text:tab/>4</text:p>
          <text:p text:style-name="P103"><text:s/>2.5 Create R package System<text:tab/>4</text:p>
          <text:p text:style-name="P104"><text:s/>3 Simple Data Types and Objects<text:tab/>5</text:p>
          <text:p text:style-name="P104"><text:s/>4 Control Structures<text:tab/>7</text:p>
          <text:p text:style-name="P103"><text:s/>4.1 If statements<text:tab/>7</text:p>
          <text:p text:style-name="P103"><text:s/>4.2 If then Else statements<text:tab/>9</text:p>
          <text:p text:style-name="P103"><text:s/>4.3 Switch statements<text:tab/>9</text:p>
          <text:p text:style-name="P104"><text:s/>5 Loop Structures<text:tab/>11</text:p>
          <text:p text:style-name="P103"><text:s/>5.1 For loop<text:tab/>11</text:p>
          <text:p text:style-name="P103"><text:s/>5.2 While loop<text:tab/>11</text:p>
          <text:p text:style-name="P104"><text:s/>6 Data Structures<text:tab/>13</text:p>
          <text:p text:style-name="P103"><text:s/>6.1 Data Frame<text:tab/>15</text:p>
          <text:p text:style-name="P103"><text:s/>6.2 Vector<text:tab/>16</text:p>
          <text:p text:style-name="P103"><text:s/>6.3 Matrix<text:tab/>17</text:p>
          <text:p text:style-name="P103"><text:s/>6.4 List<text:tab/>17</text:p>
          <text:p text:style-name="P104"><text:s/>7 Simple Statistical Analysis<text:tab/>18</text:p>
          <text:p text:style-name="P104"><text:s/>8 Graphic Outputs<text:tab/>20</text:p>
          <text:p text:style-name="P104"><text:s/>9 Simple Table Outputs<text:tab/>20</text:p>
          <text:p text:style-name="P104"><text:s/>10 Reference<text:tab/>20</text:p>
        </text:index-body>
      </text:table-of-content>
      <text:p text:style-name="P18"/>
      <text:p text:style-name="P18"/>
      <text:p text:style-name="P18"/>
      <text:p text:style-name="P29"/>
      <text:p text:style-name="P64">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0"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7" text:outline-level="1">Environment Setup for R programming Developers</text:h>
      <text:h text:style-name="Heading_20_2" text:outline-level="2"><text:s/><text:span text:style-name="T19">Environment setup</text:span></text:h>
      <text:p text:style-name="P49"/>
      <text:p text:style-name="P32"/>
      <text:p text:style-name="P74"/>
      <text:p text:style-name="P5">&lt;&lt;environment, <text:s/>echo=FALSE, results=xml&gt;&gt;=</text:p>
      <text:p text:style-name="P5"/>
      <text:p text:style-name="P67">odfTable(pkgVersions("data frame"))</text:p>
      <text:p text:style-name="P69">@</text:p>
      <text:p text:style-name="Preformatted_20_Text"><text:span text:style-name="Source_20_Text"><text:span text:style-name="T20"/></text:span></text:p>
      <text:p text:style-name="P66"><text:span text:style-name="Source_20_Text"><text:span text:style-name="T20">&lt;&lt;environmentl&gt;&gt;=</text:span></text:span></text:p>
      <text:p text:style-name="P70">environment("ls")</text:p>
      <text:p text:style-name="P70">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12" text:outline-level="2">Using IDE to develop R scripts</text:h>
      <text:p text:style-name="Text_20_body"><text:span text:style-name="T19"><text:tab/></text:span><text:span text:style-name="T53">R studio or other tools to develop application,</text:span></text:p>
      <text:h text:style-name="P112" text:outline-level="2">Writing functions</text:h>
      <text:p text:style-name="P28"><text:tab/>Simple example </text:p>
      <text:h text:style-name="P112"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08"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8"><text:bookmark text:name="rstudio_console_output"/>cat(“library(uRProgramming)”)</text:p>
      <text:p text:style-name="P78">cat(“dataTypes(24)”)</text:p>
      <text:p text:style-name="P78"><text:soft-page-break/>cat(“dataTypes('ali')”)</text:p>
      <text:p text:style-name="P78">cat(“dataTypes(T)”)</text:p>
      <text:p text:style-name="P78">cat(“a&lt;-as.integer(24)”)</text:p>
      <text:p text:style-name="P78">cat(“dataTypes(a)”)</text:p>
      <text:p text:style-name="P78"/>
      <text:p text:style-name="P78">cat(“standard output from above lines”)</text:p>
      <text:p text:style-name="P78">library(uRProgramming)</text:p>
      <text:p text:style-name="P78">dataTypes(24)</text:p>
      <text:p text:style-name="P78">dataTypes("ali")</text:p>
      <text:p text:style-name="P78">dataTypes(T)</text:p>
      <text:p text:style-name="P78">a&lt;-as.integer(24)</text:p>
      <text:p text:style-name="P78">dataTypes(a)</text:p>
      <text:p text:style-name="P78"/>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oft-page-break/><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2"><text:soft-page-break/></text:p>
      <text:p text:style-name="P79">source('/home/zekai/R_workspace/r_repo/test/testDataTypes.R')</text:p>
      <text:p text:style-name="P79"/>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79">myString&lt;-read_file('/home/zekai/R_workspace/r_repo/test/testDataTypes.R')</text:p>
      <text:p text:style-name="P79"/>
      <text:p text:style-name="P79">#readLines('/home/zekai/R_workspace/r_repo/test/testDataTypes.R')</text:p>
      <text:p text:style-name="P79">#this works, please uncomment following line</text:p>
      <text:p text:style-name="P79">#cat(myString)</text:p>
      <text:p text:style-name="P31"><text:s text:c="3"/>testDataTypes()</text:p>
      <text:p text:style-name="P31">@</text:p>
      <text:p text:style-name="P31"/>
      <text:p text:style-name="P31"/>
      <text:p text:style-name="P31"/>
      <text:p text:style-name="P31"/>
      <text:h text:style-name="P108"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13"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1">cat(“x&lt;-c(0,3,6,9,12,15,18,21,24)”)</text:p>
      <text:p text:style-name="P101"><text:soft-page-break/>x&lt;-c(0,3,6,9,12,15,18,21,24)</text:p>
      <text:p text:style-name="P100">cat(“if(x[which(x==6)]==6){iFound&lt;-TRUE}”)</text:p>
      <text:p text:style-name="P100">if(x[which(x==6)]==6){iFound&lt;-TRUE}</text:p>
      <text:p text:style-name="P52">cat(“print(iFound)”)</text:p>
      <text:p text:style-name="P52">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2"><text:span text:style-name="Strong_20_Emphasis"><text:span text:style-name="T20">Operator</text:span></text:span></text:p>
          </table:table-cell>
          <table:table-cell table:style-name="Table1.A1" office:value-type="string">
            <text:p text:style-name="P72"><text:span text:style-name="Strong_20_Emphasis"><text:span text:style-name="T20">Description</text:span></text:span></text:p>
          </table:table-cell>
        </table:table-row>
        <table:table-row>
          <table:table-cell table:style-name="Table1.A1" office:value-type="string">
            <text:p text:style-name="P72"><text:span text:style-name="Strong_20_Emphasis"><text:span text:style-name="T20">==</text:span></text:span></text:p>
          </table:table-cell>
          <table:table-cell table:style-name="Table1.A1" office:value-type="string">
            <text:p text:style-name="P73">Equal to</text:p>
          </table:table-cell>
        </table:table-row>
        <table:table-row>
          <table:table-cell table:style-name="Table1.A1" office:value-type="string">
            <text:p text:style-name="P73">!=</text:p>
          </table:table-cell>
          <table:table-cell table:style-name="Table1.A1" office:value-type="string">
            <text:p text:style-name="P73">Not equal to</text:p>
          </table:table-cell>
        </table:table-row>
        <table:table-row>
          <table:table-cell table:style-name="Table1.A1" office:value-type="string">
            <text:p text:style-name="P72"><text:span text:style-name="Strong_20_Emphasis"><text:span text:style-name="T20">&lt;</text:span></text:span></text:p>
          </table:table-cell>
          <table:table-cell table:style-name="Table1.A1" office:value-type="string">
            <text:p text:style-name="P73">Less than</text:p>
          </table:table-cell>
        </table:table-row>
        <table:table-row>
          <table:table-cell table:style-name="Table1.A1" office:value-type="string">
            <text:p text:style-name="P72"><text:span text:style-name="Strong_20_Emphasis"><text:span text:style-name="T20">&lt;=</text:span></text:span></text:p>
          </table:table-cell>
          <table:table-cell table:style-name="Table1.A1" office:value-type="string">
            <text:p text:style-name="P73">Less or equal to </text:p>
          </table:table-cell>
        </table:table-row>
        <table:table-row>
          <table:table-cell table:style-name="Table1.A1" office:value-type="string">
            <text:p text:style-name="P72"><text:span text:style-name="Strong_20_Emphasis"><text:span text:style-name="T20">&gt;</text:span></text:span></text:p>
          </table:table-cell>
          <table:table-cell table:style-name="Table1.A1" office:value-type="string">
            <text:p text:style-name="P73">Greater than </text:p>
          </table:table-cell>
        </table:table-row>
        <table:table-row>
          <table:table-cell table:style-name="Table1.A1" office:value-type="string">
            <text:p text:style-name="P72"><text:span text:style-name="Strong_20_Emphasis"><text:span text:style-name="T20">&gt;=</text:span></text:span></text:p>
          </table:table-cell>
          <table:table-cell table:style-name="Table1.A1" office:value-type="string">
            <text:p text:style-name="P73">Greater or equal to </text:p>
          </table:table-cell>
        </table:table-row>
        <table:table-row>
          <table:table-cell table:style-name="Table1.A1" office:value-type="string">
            <text:p text:style-name="P73">&amp;</text:p>
          </table:table-cell>
          <table:table-cell table:style-name="Table1.A1" office:value-type="string">
            <text:p text:style-name="P73">And</text:p>
          </table:table-cell>
        </table:table-row>
        <table:table-row>
          <table:table-cell table:style-name="Table1.A1" office:value-type="string">
            <text:p text:style-name="P73">|</text:p>
          </table:table-cell>
          <table:table-cell table:style-name="Table1.A1" office:value-type="string">
            <text:p text:style-name="P73">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text:soft-page-break/>cat(“ if(demDat[indx,2] &gt; 50 ) {demDat[indx,2]&lt;-'O'} “)</text:p>
      <text:p text:style-name="P40"/>
      <text:p text:style-name="P40">cat(“\nEx.4”)</text:p>
      <text:p text:style-name="P40">cat(“if(demDat[indx,2] &gt; 25 &amp; demDat[indx,2] &lt;=50 )demDat[indx,2]&lt;-'M' “)</text:p>
      <text:p text:style-name="P40"/>
      <text:p text:style-name="P31">@</text:p>
      <text:h text:style-name="P113"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13"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text:soft-page-break/>by modular switch statements, this type of example can be extended to more modular functionality.</text:p>
      <text:p text:style-name="P31">&lt;&lt;switch2, echo=FALSE&gt;&gt;=</text:p>
      <text:p text:style-name="P84">myString&lt;-read_file('<text:span text:style-name="T38">/</text:span><text:span text:style-name="T27">home/zekai/R_workspace</text:span>/r_repo/test/usingSwitch.R')</text:p>
      <text:p text:style-name="P84">cat(myString)</text:p>
      <text:p text:style-name="P84"/>
      <text:p text:style-name="P84">source('<text:span text:style-name="T38">/</text:span><text:span text:style-name="T27">home/zekai/R_workspace</text:span>/r_repo/test/usingSwitch.R')</text:p>
      <text:p text:style-name="P84"/>
      <text:p text:style-name="P31">@</text:p>
      <text:p text:style-name="P31">&lt;&lt;switch3,echo=TRUE&gt;&gt;=</text:p>
      <text:p text:style-name="P84"/>
      <text:p text:style-name="P84"><text:bookmark text:name="rstudio_console_output51"/>x&lt;-seq(1,100,by=10.011)</text:p>
      <text:p text:style-name="P31">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1">@</text:p>
      <text:h text:style-name="P111"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3"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4"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1"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4">myString&lt;-read_file('<text:span text:style-name="T38">/home/zekai/R_workspace/</text:span>r_repo/test/insertData.R')</text:p>
      <text:p text:style-name="P84">cat(myString)</text:p>
      <text:p text:style-name="P85">source('<text:span text:style-name="T38">/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4">insertData()</text:p>
      <text:p text:style-name="P84">results&lt;-dbSendQuery(con, "SELECT * FROM airquality")</text:p>
      <text:p text:style-name="P84">dataFrm&lt;-dbFetch(results,)</text:p>
      <text:p text:style-name="P85"/>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7"><text:soft-page-break/>&lt;&lt;pict1,echo=FALSE,results=xml,fig=FALSE&gt;&gt;=</text:p>
      <text:p text:style-name="P47">odfFigureCaption(“MySQL screen shot showing the table and querries”,label=”Figure”)</text:p>
      <text:p text:style-name="P47">@</text:p>
      <text:p text:style-name="P47"/>
      <text:p text:style-name="P47"><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7"/>
      <text:p text:style-name="P47"/>
      <text:p text:style-name="P47"/>
      <text:p text:style-name="P47">read.csv(file="/home/zekai/R_workspace/r_repo/externalData/airquality.csv",header=TRUE,sep=",")</text:p>
      <text:p text:style-name="P47"/>
      <text:p text:style-name="P47"/>
      <text:p text:style-name="P47">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5"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2">the results from select assigned to dataFrm. The dataFrm has following structure</text:p>
      <text:p text:style-name="P6">&lt;&lt;dataFrm,echo=FALSE&gt;&gt;=</text:p>
      <text:p text:style-name="P6">cat(“<text:span text:style-name="T12">str(dataFrm)”)</text:span></text:p>
      <text:p text:style-name="P84">str(dataFrm)</text:p>
      <text:p text:style-name="P84">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5"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0"><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1"><text:bookmark text:name="rstudio_console_output11"/><text:span text:style-name="T11">c</text:span><text:span text:style-name="T28">at(“which(dataFrm$Temp==80)”)</text:span></text:p>
      <text:p text:style-name="P88"/>
      <text:p text:style-name="P88">which(dataFrm$Temp==80)</text:p>
      <text:p text:style-name="P55">@</text:p>
      <text:h text:style-name="P116"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1">&lt;&lt;matrix,echo=FALSE&gt;&gt;=</text:p>
      <text:p text:style-name="P30"><text:span text:style-name="T52">mySM&lt;-read_file(“</text:span><text:span text:style-name="T41">/home/zekai/R_workspace/</text:span><text:span text:style-name="T54">r_repo/test/</text:span><text:span text:style-name="T52">formTempMatrix.R”)</text:span></text:p>
      <text:p text:style-name="P31">cat(mySM)</text:p>
      <text:p text:style-name="P30"><text:span text:style-name="T52">source(</text:span><text:span text:style-name="T18">'</text:span><text:span text:style-name="T41">/home/zekai/R_workspace/</text:span><text:span text:style-name="T54">r_repo/test/</text:span><text:span text:style-name="T52">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1">the return value will be TRUE. </text:p>
      <text:h text:style-name="P115"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9">ome/zekai/R_workspace/</text:span><text:span text:style-name="T15">r_repo/</text:span>test/useList.R')</text:p>
      <text:p text:style-name="P31">cat(myStringL)</text:p>
      <text:p text:style-name="P31">source('/h<text:span text:style-name="T39">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08"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9">ome/zekai/R_workspace/r_repo</text:span>/test/simpleStats.R')</text:p>
      <text:p text:style-name="P31">cat(myStringM)</text:p>
      <text:p text:style-name="P31">source('/h<text:span text:style-name="T39">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89"><text:bookmark text:name="rstudio_console_output8"/>xStats&lt;-simpleStats(100,273.16,15)</text:p>
      <text:p text:style-name="P89">cat('str(xStats)')</text:p>
      <text:p text:style-name="P89">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9">ome/zekai/R_workspace/r_repo</text:span>/test/randomNumGen.R')</text:p>
      <text:p text:style-name="P31">cat(myStringM)</text:p>
      <text:p text:style-name="P38">source('/h<text:span text:style-name="T39">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9">ome/zekai/R_workspace/r_repo/t</text:span>est/corTest.R')</text:p>
      <text:p text:style-name="P31">cat(myStringM)</text:p>
      <text:p text:style-name="P38">source('/h<text:span text:style-name="T39">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09" text:outline-level="1">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5"/>
      <text:p text:style-name="P31">&lt;&lt;graph0,echo=FALSE&gt;&gt;=</text:p>
      <text:p text:style-name="P31">myStringM&lt;-read_file('/h<text:span text:style-name="T39">ome/zekai/R_workspace/r_repo/</text:span>test/normalDist.R')</text:p>
      <text:p text:style-name="P31">cat(myStringM)</text:p>
      <text:p text:style-name="P44">source('/h<text:span text:style-name="T39">ome/zekai/R_workspace/r_repo/</text:span>test/normalDist.R')</text:p>
      <text:p text:style-name="P20">@</text:p>
      <text:p text:style-name="P20"/>
      <text:p text:style-name="P46"><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9">ome/zekai/R_workspace/r_repo/</text:span>test/freqPlot.R')</text:p>
      <text:p text:style-name="P20">cat(myStringM)</text:p>
      <text:p text:style-name="P20">source('/h<text:span text:style-name="T39">ome/zekai/R_workspace/r_repo</text:span>/test/freqPlot.R')</text:p>
      <text:p text:style-name="P20">source('/h<text:span text:style-name="T39">ome/zekai/R_workspace/r_repo/</text:span>test/formTempMatrix.R')</text:p>
      <text:p text:style-name="P20">source('/h<text:span text:style-name="T39">ome/zekai/R_workspace/r_repo/</text:span>test/layOutSetUp.R')</text:p>
      <text:p text:style-name="P20"><text:soft-page-break/>tempAsMatrix&lt;-formTempMatrix(dataFrm)</text:p>
      <text:p text:style-name="P20">source('/h<text:span text:style-name="T39">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4">freqPlot(tempMatrixCat,xlabels="Days",ylabels="Number of Days with the range",onePlot=TRUE,besideOrNot=TRUE,isCol=FALSE,titleOfPlot="Temperatures Distribution May-Sep")</text:p>
      <text:p text:style-name="P94"/>
      <text:p text:style-name="P20">odfFigureCaption("Example Bar Plot with combined data",label="Figure")</text:p>
      <text:p text:style-name="P20">@<text:tab/></text:p>
      <text:p text:style-name="P20"/>
      <text:p text:style-name="P20">stackbar plot</text:p>
      <text:p text:style-name="P20">&lt;&lt;graph5,echo=FALSE,results=xml,fig=TRUE&gt;&gt;=</text:p>
      <text:p text:style-name="P94">freqPlot(tempMatrixCat,xlabels="Days",ylabels="Number of Days with the range",onePlot=TRUE,besideOrNot=FALSE,isCol=FALSE,titleOfPlot="Temperatures Distribution May-Sep")</text:p>
      <text:p text:style-name="P94"/>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0"><text:bookmark text:name="rstudio_console_output9"/>source('<text:span text:style-name="T45">/h</text:span><text:span text:style-name="T40">ome/zekai/R_workspace/r_repo</text:span>/test/matPlotM.R')</text:p>
      <text:p text:style-name="P15"><text:soft-page-break/></text:p>
      <text:p text:style-name="P96">xlabel&lt;-"Days"</text:p>
      <text:p text:style-name="P96">xaxisOpts&lt;-c(1,30,29,"n")</text:p>
      <text:p text:style-name="P96">yaxisOpts&lt;-c(55,105,11,"n")</text:p>
      <text:p text:style-name="P96">ylabel&lt;-"Temp(F)"</text:p>
      <text:p text:style-name="P96"/>
      <text:p text:style-name="P96">legendNames=row.names(tempAsMatrix)</text:p>
      <text:p text:style-name="P96"/>
      <text:p text:style-name="P96">colnames(tempAsMatrix)&lt;-seq(1:dim(tempAsMatrix)[2])</text:p>
      <text:p text:style-name="P96">matPlotDat&lt;-t(tempAsMatrix)</text:p>
      <text:p text:style-name="P96"/>
      <text:p text:style-name="P96"/>
      <text:p text:style-name="P96">titleOfPlot="Daily Observation"</text:p>
      <text:p text:style-name="P97"/>
      <text:p text:style-name="P99"/>
      <text:p text:style-name="P99"/>
      <text:p text:style-name="P68">#out&lt;-matPlotM(matPlotDat,xlab=xlabel,ylab=ylabel,title=titleOfPlot,leg=legendNames)</text:p>
      <text:p text:style-name="P68">out&lt;-</text:p>
      <text:p text:style-name="P68"/>
      <text:p text:style-name="P68">matPlotM(matPlotDat,xlab=xlabel,ylab=ylabel,yaxisOpts=yaxisOpts,title=titleOfPlot,leg=legendNames)</text:p>
      <text:p text:style-name="P68"/>
      <text:p text:style-name="P68">print(out)</text:p>
      <text:p text:style-name="P17">#matPlotM(matPlotDat,xlab=xlabel,xaxisOpts=xaxisOpts,ylab=ylabel,yaxisOpts=yaxisOpts,title=titleOfPlot,leg=legendNames)</text:p>
      <text:p text:style-name="P68"/>
      <text:p text:style-name="P8">odfFigureCaption(“Observation”,label=”Figure”)</text:p>
      <text:p text:style-name="P8">@</text:p>
      <text:p text:style-name="P8"/>
      <text:p text:style-name="P26">&lt;&lt;graph6,echo=FALSE,results=xml,fig=TRUE&gt;&gt;=</text:p>
      <text:p text:style-name="P96"/>
      <text:p text:style-name="P98">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3"/>
      <text:p text:style-name="P82"/>
      <text:h text:style-name="P109" text:outline-level="1"><text:soft-page-break/>Simple Table Outputs</text:h>
      <text:p text:style-name="P23"/>
      <text:p text:style-name="P26">&lt;&lt;table1,echo=FALSE&gt;&gt;=</text:p>
      <text:p text:style-name="P91"><text:bookmark text:name="rstudio_console_output10"/>colnames(tempAsMatrix)&lt;-seq(1:30)</text:p>
      <text:p text:style-name="P91"/>
      <text:p text:style-name="P92"><text:bookmark text:name="rstudio_console_output12"/>tablo&lt;-as.table(t(tempAsMatrix))</text:p>
      <text:p text:style-name="P92">print(tablo)</text:p>
      <text:p text:style-name="P95"/>
      <text:p text:style-name="P27">@</text:p>
      <text:p text:style-name="P27"><text:tab/></text:p>
      <text:p text:style-name="P26">May be grid table from grid Extra package reference</text:p>
      <text:p text:style-name="P26"/>
      <text:p text:style-name="P26">&lt;&lt;table2,echo=FALSE,results=xml,fig=TRUE &gt;&gt;=</text:p>
      <text:p text:style-name="P95">library(gridExtra)</text:p>
      <text:p text:style-name="P91"/>
      <text:p text:style-name="P91"/>
      <text:p text:style-name="P92"><text:bookmark text:name="rstudio_console_output121"/>tablo&lt;-grid.table(t(tempAsMatrix))</text:p>
      <text:p text:style-name="P95"/>
      <text:p text:style-name="P95">print(tablo)</text:p>
      <text:p text:style-name="P23"><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8">&lt;&lt;dataPair,echo=FALSE&gt;&gt;=</text:p>
      <text:p text:style-name="P48">#<text:span text:style-name="T12">use readr package</text:span></text:p>
      <text:p text:style-name="P87">myString&lt;-read_file(“/home/zekai/R_workspace/r_repo/test/paired_tTest.R”)</text:p>
      <text:p text:style-name="P87"/>
      <text:p text:style-name="P87">#this works, please uncomment following line</text:p>
      <text:p text:style-name="P87">cat(myString)</text:p>
      <text:p text:style-name="P87">source('/home/zekai/R_workspace/r_repo/test/paired_tTest.R')</text:p>
      <text:p text:style-name="P5"><text:span text:style-name="Source_20_Text"><text:span text:style-name="T47">tTestResults&lt;-paired_tTest()</text:span></text:span></text:p>
      <text:p text:style-name="P48">@</text:p>
      <text:p text:style-name="P31"><text:span text:style-name="Source_20_Text"><text:span text:style-name="T48"/></text:span></text:p>
      <text:p text:style-name="P78"><text:span text:style-name="Source_20_Text"><text:span text:style-name="T48"/></text:span></text:p>
      <text:p text:style-name="P48">source paired_test and modify heightData input it will be read</text:p>
      <text:p text:style-name="P50"/>
      <text:p text:style-name="P5">&lt;&lt;table3, <text:s/>echo=FALSE, results=xml&gt;&gt;=</text:p>
      <text:p text:style-name="P66"><text:span text:style-name="T49">odfTable(</text:span><text:span text:style-name="T50">as.data.frame</text:span><text:span text:style-name="T17">(tTestResults$xMatr))</text:span></text:p>
      <text:p text:style-name="P86"/>
      <text:p text:style-name="P69"><text:soft-page-break/>@</text:p>
      <text:p text:style-name="P47"/>
      <text:p text:style-name="P47">t -test p-values compare to each other </text:p>
      <text:p text:style-name="P47">&lt;&lt;table3.1, <text:s/>echo=FALSE, results=xml&gt;&gt;=</text:p>
      <text:p text:style-name="P14"><text:bookmark text:name="rstudio_console_output4"/>columns&lt;-c("Feed Category","n","Mean","StdDev",”df”,"t","p-values")</text:p>
      <text:p text:style-name="P14"/>
      <text:p text:style-name="P93">dfc1&lt;-data.frame(c("Feed Category","Statistics",”pair t test results”),c(1,4,3))</text:p>
      <text:p text:style-name="P93">#dfc1&lt;-data.frame(c("Feed Category","Statistics"),c(1,7))</text:p>
      <text:p text:style-name="P93">#dfc&lt;-data.frame(c("Car Model","Features"),c(1,7))</text:p>
      <text:p text:style-name="P118"/>
      <text:p text:style-name="P90"><text:bookmark text:name="rstudio_console_output15"/>#tables31&lt;-as.data.frame(matrix(data="",nrow=1,ncol=7))</text:p>
      <text:p text:style-name="P90">#colnames(tables31)&lt;-columns</text:p>
      <text:p text:style-name="P90"/>
      <text:p text:style-name="P90">odfTable(tTestResults$xStats,<text:span text:style-name="T36">cgroup=dfc1</text:span>)</text:p>
      <text:p text:style-name="P13"/>
      <text:p text:style-name="P71">@</text:p>
      <text:p text:style-name="P71"/>
      <text:p text:style-name="P47">&lt;&lt;table4, <text:s/>echo=FALSE, results=xml&gt;&gt;=</text:p>
      <text:p text:style-name="P47"><text:bookmark text:name="rstudio_console_output13"/>dff&lt;- as.data.frame(tTestResults$pValues)</text:p>
      <text:p text:style-name="P47"><text:bookmark text:name="rstudio_console_output14"/>colnames(dff)&lt;-colnames(tTestResults$xMatr)</text:p>
      <text:p text:style-name="P47">nRow&lt;-length(colnames(dff))-1</text:p>
      <text:p text:style-name="P47">rownames(dff)&lt;-colnames(dff)[1:nRow]</text:p>
      <text:p text:style-name="P47"/>
      <text:p text:style-name="P47"/>
      <text:p text:style-name="P47"><text:span text:style-name="T51">odfTable(dff</text:span>)</text:p>
      <text:p text:style-name="P47"/>
      <text:p text:style-name="P47">@</text:p>
      <text:p text:style-name="P47"/>
      <text:p text:style-name="P47"/>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3"><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5"/>
      <text:p text:style-name="P106"/>
      <text:p text:style-name="P48">started here one</text:p>
      <text:p text:style-name="P48">&lt;&lt;table5, <text:s/>echo=FALSE, results=xml&gt;&gt;=</text:p>
      <text:p text:style-name="Text_20_body"><text:span text:style-name="Source_20_Text"><text:span text:style-name="T48">odfTable(x,</text:span></text:span></text:p>
      <text:p text:style-name="P48">colnames = NULL,</text:p>
      <text:p text:style-name="P48">useRowNames = TRUE,</text:p>
      <text:p text:style-name="P48">digits = max(3, getOption("digits") - 3),</text:p>
      <text:p text:style-name="P48">name = paste("Table", floor(runif(1) * 1000), sep = ""),</text:p>
      <text:p text:style-name="P48">styles = NULL,</text:p>
      <text:p text:style-name="P48">cgroup = NULL,</text:p>
      <text:p text:style-name="P48">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7"/>
      <text:p text:style-name="P47"/>
      <text:h text:style-name="P109"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2-19T22:20:52</dc:date>
    <meta:editing-duration>P6DT19H45M44S</meta:editing-duration>
    <meta:editing-cycles>494</meta:editing-cycles>
    <meta:generator>OpenOffice/4.1.4$Unix OpenOffice.org_project/414m5$Build-9788</meta:generator>
    <dc:creator>Zekai  Otles</dc:creator>
    <meta:document-statistic meta:table-count="1" meta:image-count="7" meta:object-count="0" meta:page-count="30" meta:paragraph-count="559" meta:word-count="3836" meta:character-count="30852"/>
  </office:meta>
</office:document-meta>
</file>